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2pt" style:font-size-asian="12pt" style:font-size-complex="12pt"/>
    </style:style>
    <style:style style:name="P2" style:family="paragraph" style:parent-style-name="Standard">
      <style:text-properties style:font-name="sans-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Sans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Sans serif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Sans serif" fo:font-size="12pt" style:font-size-asian="12pt" style:font-size-complex="12pt"/>
    </style:style>
    <style:style style:name="P6" style:family="paragraph" style:parent-style-name="Standard">
      <style:text-properties style:font-name="Sans serif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ans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2785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ela <text:span text:style-name="T1">1</text:span>: Classifica<text:span text:style-name="T1">ção</text:span> de requisitos por prioridade</text:p>
      <text:p text:style-name="P4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Requisitos</text:p>
          </table:table-cell>
          <table:table-cell table:style-name="Tabela1.B1" office:value-type="string">
            <text:p text:style-name="P7">Prioridade</text:p>
          </table:table-cell>
        </table:table-row>
        <table:table-row>
          <table:table-cell table:style-name="Tabela1.A2" office:value-type="string">
            <text:p text:style-name="P5">RF.1</text:p>
          </table:table-cell>
          <table:table-cell table:style-name="Tabela1.B2" office:value-type="string">
            <text:p text:style-name="P5"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5</text:p>
          </table:table-cell>
          <table:table-cell table:style-name="Tabela1.B2" office:value-type="string">
            <text:p text:style-name="P5"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6</text:p>
          </table:table-cell>
          <table:table-cell table:style-name="Tabela1.B2" office:value-type="string">
            <text:p text:style-name="P5"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3</text:p>
          </table:table-cell>
          <table:table-cell table:style-name="Tabela1.B2" office:value-type="string">
            <text:p text:style-name="P5"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13</text:p>
          </table:table-cell>
          <table:table-cell table:style-name="Tabela1.B2" office:value-type="string">
            <text:p text:style-name="P5"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14</text:p>
          </table:table-cell>
          <table:table-cell table:style-name="Tabela1.B2" office:value-type="string">
            <text:p text:style-name="P5"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2</text:p>
          </table:table-cell>
          <table:table-cell table:style-name="Tabela1.B2" office:value-type="string">
            <text:p text:style-name="P5">Mediano</text:p>
          </table:table-cell>
        </table:table-row>
        <table:table-row>
          <table:table-cell table:style-name="Tabela1.A2" office:value-type="string">
            <text:p text:style-name="P5">RF.4</text:p>
          </table:table-cell>
          <table:table-cell table:style-name="Tabela1.B2" office:value-type="string">
            <text:p text:style-name="P5">Mediano</text:p>
          </table:table-cell>
        </table:table-row>
        <table:table-row>
          <table:table-cell table:style-name="Tabela1.A2" office:value-type="string">
            <text:p text:style-name="P5">RF.7</text:p>
          </table:table-cell>
          <table:table-cell table:style-name="Tabela1.B2" office:value-type="string">
            <text:p text:style-name="P5">Mediano</text:p>
          </table:table-cell>
        </table:table-row>
        <table:table-row>
          <table:table-cell table:style-name="Tabela1.A2" office:value-type="string">
            <text:p text:style-name="P5">RF.10</text:p>
          </table:table-cell>
          <table:table-cell table:style-name="Tabela1.B2" office:value-type="string">
            <text:p text:style-name="P5">Mediano</text:p>
          </table:table-cell>
        </table:table-row>
        <table:table-row>
          <table:table-cell table:style-name="Tabela1.A2" office:value-type="string">
            <text:p text:style-name="P5">RF.8</text:p>
          </table:table-cell>
          <table:table-cell table:style-name="Tabela1.B2" office:value-type="string">
            <text:p text:style-name="P5"><text:span text:style-name="T1">Não-</text:span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9</text:p>
          </table:table-cell>
          <table:table-cell table:style-name="Tabela1.B2" office:value-type="string">
            <text:p text:style-name="P5"><text:span text:style-name="T1">Não-</text:span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11</text:p>
          </table:table-cell>
          <table:table-cell table:style-name="Tabela1.B2" office:value-type="string">
            <text:p text:style-name="P5"><text:span text:style-name="T1">Não-</text:span>Priori<text:span text:style-name="T1">tário</text:span></text:p>
          </table:table-cell>
        </table:table-row>
        <table:table-row>
          <table:table-cell table:style-name="Tabela1.A2" office:value-type="string">
            <text:p text:style-name="P5">RF.12</text:p>
          </table:table-cell>
          <table:table-cell table:style-name="Tabela1.B2" office:value-type="string">
            <text:p text:style-name="P5"><text:span text:style-name="T1">Não-</text:span>Priori<text:span text:style-name="T1">tário</text:span></text:p>
          </table:table-cell>
        </table:table-row>
      </table:table>
      <text:p text:style-name="P4"/>
      <text:p text:style-name="P6">Requisitos <text:span text:style-name="T1">funcionais:</text:span></text:p>
      <text:p text:style-name="P2">Os requisitos funcionais s ̃ao:</text:p>
      <text:p text:style-name="P1"><text:span text:style-name="T2">RF.1</text:span> – O sistema deve permitir realizar uma busca atrav ́es do uso de filtros por curso, por turma, por matr <text:span text:style-name="T1">í</text:span>cula, por nome, por n<text:span text:style-name="T1">º </text:span>de dias letivos (consecutivos ou intermitentes) e por per<text:span text:style-name="T1">ío</text:span>do espec<text:span text:style-name="T1">í</text:span>fico (dia/m<text:span text:style-name="T1">ê</text:span>s/ano).</text:p>
      <text:p text:style-name="P1"><text:span text:style-name="T2">RF.2</text:span> – O sistema deve permitir gerar um relat ́orio a partir de uma busca realizada no momento.</text:p>
      <text:p text:style-name="P1"><text:span text:style-name="T2">RF.3</text:span> – O sistema deve permitir lan<text:span text:style-name="T1">ç</text:span>ar e ativar alertas atrav<text:span text:style-name="T1">é</text:span>s do uso de filtros.</text:p>
      <text:p text:style-name="P1"><text:span text:style-name="T2">RF.4 </text:span>– O sistema deve permitir listar e gerar um relat<text:span text:style-name="T1">ó</text:span>rio dos alertas registrados (ativos e finalizados).</text:p>
      <text:p text:style-name="P1"><text:span text:style-name="T2">RF.5</text:span> – O sistema deve permitir editar e cancelar alertas j<text:span text:style-name="T1">á</text:span> lan<text:span text:style-name="T1">ç</text:span>ados e ainda ativos.</text:p>
      <text:p text:style-name="P1"><text:span text:style-name="T2">RF.6</text:span> – O sistema deve permitir alertar a falta dos alunos por X dias letivos consecutivos ou intermitentes.</text:p>
      <text:p text:style-name="P1"><text:span text:style-name="T2">RF.7</text:span> – O sistema deve permitir alertar a chegada tardia dos alunos.</text:p>
      <text:p text:style-name="P1"><text:span text:style-name="T2">RF.8</text:span> – O sistema deve permitir avisar a chegada imediata de um determinado aluno no campus.</text:p>
      <text:p text:style-name="P1"><text:span text:style-name="T2">RF.9</text:span> – O sistema deve permitir monitorar a sa<text:span text:style-name="T1">í</text:span>da antecipada dos alunos.</text:p>
      <text:p text:style-name="P1"><text:span text:style-name="T2">RF.10</text:span> – A interface de busca do sistema deve ser auto-complet<text:span text:style-name="T1">á</text:span>vel.</text:p>
      <text:p text:style-name="P1"><text:span text:style-name="T2">RF.11</text:span> – O campo de filtragem por turma deve permitir a sele<text:span text:style-name="T1">ção</text:span>o de op<text:span text:style-name="T1">çõe</text:span>s existentes de turmas ou a inser<text:span text:style-name="T1">ção</text:span> de dados via teclado.</text:p>
      <text:p text:style-name="P1"><text:span text:style-name="T2">RF.12 </text:span>– O sistema deve permitir ao usu<text:span text:style-name="T1">á</text:span>rio escolher o tipo de relat<text:span text:style-name="T1">ó</text:span>rio a ser gerado como em formato .xls ou .pdf.</text:p>
      <text:p text:style-name="P1"><text:span text:style-name="T2">RF.13</text:span> – O sistema deve permitir, no momento de disparo de um alerta, enviar um e-mail ao respons<text:span text:style-name="T1">á</text:span>vel e registrar os dados coletados na conta pessoal do mesmo.</text:p>
      <text:p text:style-name="P1"><text:span text:style-name="T2">RF.14</text:span> – O sistema deve permitir a autentica<text:span text:style-name="T1">ção</text:span> multi-usu<text:span text:style-name="T1">á</text:span>ri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3:14:33.640663911</meta:creation-date>
    <dc:date>2017-06-09T13:26:33.622880863</dc:date>
    <meta:editing-duration>PT12M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47" meta:word-count="287" meta:character-count="1791" meta:non-whitespace-character-count="1540"/>
  </office:meta>
</office:document-meta>
</file>